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ESERCIZIO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0.000001515" calcext:value-type="float">
            <text:p>0,000001515</text:p>
          </table:table-cell>
          <table:table-cell office:value-type="float" office:value="1.987" calcext:value-type="float">
            <text:p>1,98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ESERCIZIO 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0147" calcext:value-type="float">
            <text:p>0,014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SERCIZIO 4</text:p>
          </table:table-cell>
          <table:table-cell table:style-name="Default"/>
          <table:table-cell office:value-type="string" calcext:value-type="string">
            <text:p>QP INDICA VALORE PRECEDENTE DI 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QP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Q</text:p>
          </table:table-cell>
          <table:table-cell table:style-name="ce1" office:value-type="string" calcext:value-type="string">
            <text:p>TIPO DI CONDIZIO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defini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defini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30T14:53:16.755000000</meta:creation-date>
    <dc:date>2024-06-07T11:21:28.413000000</dc:date>
    <meta:editing-duration>PT1H10M41S</meta:editing-duration>
    <meta:editing-cycles>5</meta:editing-cycles>
    <meta:generator>LibreOffice/7.3.0.3$Windows_X86_64 LibreOffice_project/0f246aa12d0eee4a0f7adcefbf7c878fc2238db3</meta:generator>
    <meta:document-statistic meta:table-count="1" meta:cell-count="114" meta:object-count="0"/>
  </office:meta>
</office:document-meta>
</file>